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666666"/>
    </style:style>
    <style:style style:name="gr1" style:family="graphic" style:parent-style-name="standard">
      <style:graphic-properties draw:stroke="none" draw:fill-color="#ffffff" draw:opacity="100%" draw:textarea-horizontal-align="justify" draw:textarea-vertical-align="top" draw:auto-grow-height="false" fo:min-height="3.806cm" fo:min-width="17.153cm"/>
    </style:style>
    <style:style style:name="gr2" style:family="graphic" style:parent-style-name="standard">
      <style:graphic-properties draw:fill-color="#00d5ff" draw:opacity="56%" draw:textarea-horizontal-align="justify" draw:textarea-vertical-align="middle" draw:auto-grow-height="false" fo:min-height="0.748cm" fo:min-width="4.707cm"/>
    </style:style>
    <style:style style:name="gr3" style:family="graphic" style:parent-style-name="standard">
      <style:graphic-properties draw:fill-color="#dddddd" draw:opacity="71%" draw:textarea-horizontal-align="justify" draw:textarea-vertical-align="middle" draw:auto-grow-height="false" fo:min-height="0.754cm" fo:min-width="4.707cm"/>
    </style:style>
    <style:style style:name="gr4" style:family="graphic" style:parent-style-name="standard">
      <style:graphic-properties draw:fill-color="#00d5ff" draw:opacity="56%" draw:textarea-horizontal-align="justify" draw:textarea-vertical-align="middle" draw:auto-grow-height="false" fo:min-height="0.738cm" fo:min-width="4.707cm"/>
    </style:style>
    <style:style style:name="gr5" style:family="graphic" style:parent-style-name="standard">
      <style:graphic-properties draw:fill-color="#dddddd" draw:opacity="71%" draw:textarea-horizontal-align="justify" draw:textarea-vertical-align="middle" draw:auto-grow-height="false" fo:min-height="0.748cm" fo:min-width="4.707cm"/>
    </style:style>
    <style:style style:name="gr6" style:family="graphic" style:parent-style-name="standard">
      <style:graphic-properties draw:fill-color="#dddddd" draw:opacity="71%" draw:textarea-horizontal-align="justify" draw:textarea-vertical-align="middle" draw:auto-grow-height="false" fo:min-height="0.738cm" fo:min-width="4.707cm"/>
    </style:style>
    <style:style style:name="gr7" style:family="graphic" style:parent-style-name="standard">
      <style:graphic-properties draw:fill-color="#00d5ff" draw:opacity="56%" draw:textarea-horizontal-align="justify" draw:textarea-vertical-align="middle" draw:auto-grow-height="false" fo:min-height="0.749cm" fo:min-width="4.707cm"/>
    </style:style>
    <style:style style:name="gr8" style:family="graphic" style:parent-style-name="standard">
      <style:graphic-properties draw:fill-color="#dddddd" draw:opacity="71%" draw:textarea-horizontal-align="justify" draw:textarea-vertical-align="middle" draw:auto-grow-height="false" fo:min-height="0.748cm" fo:min-width="10.207cm"/>
    </style:style>
    <style:style style:name="P1" style:family="paragraph">
      <style:paragraph-properties fo:text-align="start"/>
      <style:text-properties fo:font-size="16pt"/>
    </style:style>
    <style:style style:name="P2" style:family="paragraph">
      <loext:graphic-properties draw:fill-color="#ffffff" draw:opacity="100%"/>
      <style:paragraph-properties fo:text-align="start"/>
      <style:text-properties fo:font-size="16pt"/>
    </style:style>
    <style:style style:name="P3" style:family="paragraph">
      <loext:graphic-properties draw:fill-color="#00d5ff" draw:opacity="56%"/>
      <style:paragraph-properties fo:text-align="start"/>
      <style:text-properties fo:font-size="16pt"/>
    </style:style>
    <style:style style:name="P4" style:family="paragraph">
      <loext:graphic-properties draw:fill-color="#dddddd" draw:opacity="71%"/>
      <style:paragraph-properties fo:text-align="start"/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653cm" svg:height="4.056cm" svg:x="2.27cm" svg:y="30.218cm">
          <text:p text:style-name="P1">Key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07cm" svg:height="0.998cm" svg:x="2.27cm" svg:y="1.119cm"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207cm" svg:height="1.004cm" svg:x="6.054cm" svg:y="4.38cm">
          <text:p text:style-name="P1">Log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07cm" svg:height="0.998cm" svg:x="3.47cm" svg:y="2.207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207cm" svg:height="0.988cm" svg:x="4.87cm" svg:y="3.272cm">
          <text:p text:style-name="P1">Brand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207cm" svg:height="0.998cm" svg:x="6.054cm" svg:y="5.5cm">
          <text:p text:style-name="P1">SiteTitl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07cm" svg:height="0.998cm" svg:x="4.87cm" svg:y="6.581cm">
          <text:p text:style-name="P1">Nav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207cm" svg:height="0.988cm" svg:x="6.054cm" svg:y="7.684cm">
          <text:p text:style-name="P1">NavButton (*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07cm" svg:height="0.998cm" svg:x="3.47cm" svg:y="8.755cm">
          <text:p text:style-name="P1">Cont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07cm" svg:height="0.998cm" svg:x="3.47cm" svg:y="27.618cm">
          <text:p text:style-name="P1">Footer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207cm" svg:height="0.999cm" svg:x="4.77cm" svg:y="9.82cm">
          <text:p text:style-name="P1">MainConten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07cm" svg:height="0.998cm" svg:x="4.77cm" svg:y="25.262cm">
          <text:p text:style-name="P1">SideBar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207cm" svg:height="0.998cm" svg:x="6.054cm" svg:y="10.914cm">
          <text:p text:style-name="P1">Intro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207cm" svg:height="0.999cm" svg:x="6.07cm" svg:y="12.02cm">
          <text:p text:style-name="P1">Learn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207cm" svg:height="0.998cm" svg:x="7.354cm" svg:y="13.114cm">
          <text:p text:style-name="P1">TechCard (*)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207cm" svg:height="0.999cm" svg:x="6.07cm" svg:y="14.22cm">
          <text:p text:style-name="P1">Events &amp; Projects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207cm" svg:height="0.999cm" svg:x="7.37cm" svg:y="15.32cm">
          <text:p text:style-name="P1">Events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207cm" svg:height="0.999cm" svg:x="7.37cm" svg:y="17.52cm">
          <text:p text:style-name="P1">Projects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207cm" svg:height="0.998cm" svg:x="8.554cm" svg:y="16.414cm">
          <text:p text:style-name="P1">Event (*)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207cm" svg:height="0.998cm" svg:x="8.554cm" svg:y="18.614cm">
          <text:p text:style-name="P1">Project (*)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207cm" svg:height="0.999cm" svg:x="6.07cm" svg:y="19.72cm">
          <text:p text:style-name="P1">Team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207cm" svg:height="0.998cm" svg:x="7.354cm" svg:y="20.814cm">
          <text:p text:style-name="P1">TeamMember (*)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5.207cm" svg:height="0.999cm" svg:x="6.07cm" svg:y="21.92cm">
          <text:p text:style-name="P1">LearningResources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207cm" svg:height="0.998cm" svg:x="7.354cm" svg:y="23.014cm">
          <text:p text:style-name="P1">LearnResource (*)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207cm" svg:height="0.998cm" svg:x="6.054cm" svg:y="24.114cm">
          <text:p text:style-name="P1">About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207cm" svg:height="0.998cm" svg:x="9.001cm" svg:y="31.45cm">
          <text:p text:style-name="P1">No childre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07cm" svg:height="0.998cm" svg:x="3.47cm" svg:y="31.418cm">
          <text:p text:style-name="P1">Has children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0.707cm" svg:height="0.998cm" svg:x="3.501cm" svg:y="32.65cm">
          <text:p text:style-name="P1">(*) = multiple will be rendere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2:26:15.492935249</meta:creation-date>
    <dc:date>2017-05-03T13:11:50.536499749</dc:date>
    <meta:editing-duration>PT33M53S</meta:editing-duration>
    <meta:editing-cycles>17</meta:editing-cycles>
    <meta:generator>LibreOffice/5.3.1.2$Linux_X86_64 LibreOffice_project/30m0$Build-2</meta:generator>
    <meta:document-statistic meta:object-count="28"/>
  </office:meta>
</office:document-meta>
</file>